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0.00%" fo:text-align="left" fo:margin-bottom="8.00pt"/>
    </style:style>
    <style:style style:name="P4" style:family="paragraph">
      <style:paragraph-properties fo:line-height="110.00%" fo:text-align="left" fo:margin-left="0.00pt" fo:text-indent="36.00pt" fo:margin-bottom="8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0.00%" fo:text-align="left" fo:margin-left="0.00pt" fo:text-indent="36.00pt" fo:margin-bottom="8.00pt"/>
    </style:style>
    <style:style style:name="P7" style:family="paragraph">
      <style:paragraph-properties fo:line-height="110.00%" fo:text-align="left" fo:margin-bottom="8.00pt"/>
    </style:style>
    <style:style style:name="P8" style:family="paragraph">
      <style:paragraph-properties fo:line-height="100.00%" fo:text-align="left" fo:margin-left="54.00pt" fo:text-indent="18.00pt"/>
    </style:style>
    <style:style style:name="P9" style:family="paragraph">
      <style:paragraph-properties fo:line-height="100.00%" fo:text-align="left" fo:margin-left="36.00pt" fo:text-indent="36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36.00pt" fo:text-indent="36.00pt"/>
    </style:style>
    <style:style style:name="P12" style:family="paragraph">
      <style:paragraph-properties fo:line-height="100.00%" fo:text-align="left" fo:margin-left="54.00pt" fo:text-indent="18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36.00pt" fo:text-indent="36.00pt"/>
    </style:style>
    <style:style style:name="P15" style:family="paragraph">
      <style:paragraph-properties fo:line-height="100.00%" fo:text-align="left" fo:margin-left="54.00pt" fo:text-indent="18.00pt"/>
    </style:style>
    <style:style style:name="P16" style:family="paragraph">
      <style:paragraph-properties fo:line-height="100.00%" fo:text-align="left" fo:margin-left="36.00pt" fo:text-indent="36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4.00pt" fo:text-indent="18.00pt"/>
    </style:style>
    <style:style style:name="P19" style:family="paragraph">
      <style:paragraph-properties fo:line-height="100.00%" fo:text-align="left" fo:margin-left="36.00pt" fo:text-indent="36.00pt"/>
    </style:style>
    <style:style style:name="P20" style:family="paragraph">
      <style:paragraph-properties fo:line-height="110.00%" fo:text-align="left" fo:margin-left="36.00pt" fo:text-indent="36.00pt" fo:margin-bottom="8.00pt"/>
    </style:style>
    <style:style style:name="P21" style:family="paragraph">
      <style:paragraph-properties fo:line-height="110.00%" fo:text-align="left" fo:margin-bottom="8.00pt"/>
    </style:style>
    <text:list-style style:name="L2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2" style:family="paragraph">
      <style:paragraph-properties fo:line-height="110.00%" fo:text-align="left" fo:margin-left="-18.00pt" fo:text-indent="18.00pt" fo:margin-bottom="8.00pt"/>
    </style:style>
    <style:style style:name="P23" style:family="paragraph">
      <style:paragraph-properties fo:line-height="110.00%" fo:text-align="left" fo:margin-left="72.00pt" fo:text-indent="0.00pt" fo:margin-bottom="8.00pt"/>
    </style:style>
    <text:list-style style:name="L2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4" style:family="paragraph">
      <style:paragraph-properties fo:line-height="110.00%" fo:text-align="left" fo:margin-left="-18.00pt" fo:text-indent="18.00pt" fo:margin-bottom="8.00pt"/>
    </style:style>
    <style:style style:name="P25" style:family="paragraph">
      <style:paragraph-properties fo:line-height="110.00%" fo:text-align="left" fo:margin-left="57.25pt" fo:text-indent="14.75pt" fo:margin-bottom="8.00pt"/>
    </style:style>
    <text:list-style style:name="L2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6" style:family="paragraph">
      <style:paragraph-properties fo:line-height="110.00%" fo:text-align="left" fo:margin-left="-18.00pt" fo:text-indent="18.00pt" fo:margin-bottom="8.00pt"/>
    </style:style>
    <style:style style:name="P27" style:family="paragraph">
      <style:paragraph-properties fo:line-height="110.00%" fo:text-align="left" fo:margin-left="39.25pt" fo:text-indent="32.75pt" fo:margin-bottom="8.00pt"/>
    </style:style>
    <style:style style:name="P28" style:family="paragraph">
      <style:paragraph-properties fo:line-height="110.00%" fo:text-align="left" fo:margin-bottom="8.00pt"/>
    </style:style>
    <style:style style:name="P29" style:family="paragraph">
      <style:paragraph-properties fo:line-height="110.00%" fo:text-align="left" fo:margin-left="36.00pt" fo:text-indent="36.00pt" fo:margin-bottom="8.00pt"/>
    </style:style>
    <style:style style:name="P30" style:family="paragraph">
      <style:paragraph-properties fo:line-height="110.00%" fo:text-align="left" fo:margin-bottom="8.00pt"/>
    </style:style>
    <text:list-style style:name="L3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1" style:family="paragraph">
      <style:paragraph-properties fo:line-height="110.00%" fo:text-align="left" fo:margin-left="-18.00pt" fo:text-indent="18.00pt" fo:margin-bottom="8.00pt"/>
    </style:style>
    <style:style style:name="P32" style:family="paragraph">
      <style:paragraph-properties fo:line-height="110.00%" fo:text-align="left" fo:margin-left="54.00pt" fo:text-indent="0.00pt" fo:margin-bottom="8.00pt"/>
    </style:style>
    <text:list-style style:name="L3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3" style:family="paragraph">
      <style:paragraph-properties fo:line-height="110.00%" fo:text-align="left" fo:margin-left="-18.00pt" fo:text-indent="18.00pt" fo:margin-bottom="8.00pt"/>
    </style:style>
    <style:style style:name="P34" style:family="paragraph">
      <style:paragraph-properties fo:line-height="110.00%" fo:text-align="left" fo:margin-left="54.00pt" fo:text-indent="0.00pt" fo:margin-bottom="8.00pt"/>
    </style:style>
    <text:list-style style:name="L3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5" style:family="paragraph">
      <style:paragraph-properties fo:line-height="110.00%" fo:text-align="left" fo:margin-left="-18.00pt" fo:text-indent="18.00pt" fo:margin-bottom="8.00pt"/>
    </style:style>
    <style:style style:name="P36" style:family="paragraph">
      <style:paragraph-properties fo:line-height="110.00%" fo:text-align="left" fo:margin-left="54.00pt" fo:text-indent="0.00pt" fo:margin-bottom="8.00pt"/>
    </style:style>
    <text:list-style style:name="L3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7" style:family="paragraph">
      <style:paragraph-properties fo:line-height="110.00%" fo:text-align="left" fo:margin-left="-18.00pt" fo:text-indent="18.00pt" fo:margin-bottom="8.00pt"/>
    </style:style>
    <style:style style:name="P38" style:family="paragraph">
      <style:paragraph-properties fo:line-height="110.00%" fo:text-align="left" fo:margin-left="54.00pt" fo:text-indent="0.00pt" fo:margin-bottom="8.00pt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10.00%" fo:text-align="left" fo:margin-left="-18.00pt" fo:text-indent="18.00pt" fo:margin-bottom="8.00pt"/>
    </style:style>
    <style:style style:name="P40" style:family="paragraph">
      <style:paragraph-properties fo:line-height="110.00%" fo:text-align="left" fo:margin-left="54.00pt" fo:text-indent="0.00pt" fo:margin-bottom="8.00pt"/>
    </style:style>
    <text:list-style style:name="L4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1" style:family="paragraph">
      <style:paragraph-properties fo:line-height="110.00%" fo:text-align="left" fo:margin-left="-18.00pt" fo:text-indent="18.00pt" fo:margin-bottom="8.00pt"/>
    </style:style>
    <style:style style:name="P42" style:family="paragraph">
      <style:paragraph-properties fo:line-height="110.00%" fo:text-align="left" fo:margin-left="0.00pt" fo:text-indent="36.00pt" fo:margin-bottom="8.00pt"/>
    </style:style>
    <style:style style:name="P43" style:family="paragraph">
      <style:paragraph-properties fo:line-height="110.00%" fo:text-align="left" fo:margin-bottom="8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10.00%" fo:text-align="left" fo:margin-bottom="8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10.00%" fo:text-align="left" fo:margin-bottom="8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10.00%" fo:text-align="left" fo:margin-bottom="8.00pt"/>
    </style:style>
    <text:list-style style:name="L5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0" style:family="paragraph">
      <style:paragraph-properties fo:line-height="110.00%" fo:text-align="left" fo:margin-left="-18.00pt" fo:text-indent="18.00pt" fo:margin-bottom="8.00pt"/>
    </style:style>
    <style:style style:name="P51" style:family="paragraph">
      <style:paragraph-properties fo:line-height="110.00%" fo:text-align="left" fo:margin-left="54.00pt" fo:text-indent="0.00pt" fo:margin-bottom="8.00pt"/>
    </style:style>
    <style:style style:name="P52" style:family="paragraph">
      <style:paragraph-properties fo:line-height="110.00%" fo:text-align="left" fo:margin-bottom="8.0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10.00%" fo:text-align="left" fo:margin-bottom="8.0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10.00%" fo:text-align="left" fo:margin-bottom="8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10.00%" fo:text-align="left" fo:margin-bottom="8.0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10.00%" fo:text-align="left" fo:margin-bottom="8.00pt"/>
    </style:style>
    <style:style style:name="P6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2" style:family="paragraph">
      <style:paragraph-properties fo:line-height="110.00%" fo:text-align="left" fo:margin-bottom="8.0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10.00%" fo:text-align="left" fo:margin-bottom="8.0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10.00%" fo:text-align="left" fo:margin-bottom="8.00pt"/>
    </style:style>
  </office:automatic-styles>
  <office:body>
    <office:text>
      <text:p text:style-name="P1"><text:span text:style-name="T1">Q1. Explore the following commands with various options, refer man pages for </text:span></text:p>
      <text:p text:style-name="P1"><text:span text:style-name="T1"><text:s text:c="4"/>further help</text:span></text:p>
      <text:p text:style-name="P1"><text:span text:style-name="T1">1.</text:span></text:p>
      <text:p text:style-name="P1"><text:span text:style-name="T1">1.1.</text:span></text:p>
      <text:p text:style-name="P1"><text:span text:style-name="T1">date =&gt;day date time will be shown</text:span></text:p>
      <text:p text:style-name="P1"><text:span text:style-name="T1">date +%a =&gt;short name of day will be shown only</text:span></text:p>
      <text:p text:style-name="P1"><text:span text:style-name="T1">date +%A =&gt;full name of day will be shown only</text:span></text:p>
      <text:p text:style-name="P1"><text:span text:style-name="T1">date +%b =&gt;short name of month will be shown only</text:span></text:p>
      <text:p text:style-name="P1"><text:span text:style-name="T1">date +%B =&gt;full name of month will be shown only</text:span></text:p>
      <text:p text:style-name="P1"><text:span text:style-name="T1">date +%d =&gt;short date will be shown only</text:span></text:p>
      <text:p text:style-name="P1"><text:span text:style-name="T1">date +%D =&gt;full date format will be shown with forward slashes only</text:span></text:p>
      <text:p text:style-name="P1"><text:span text:style-name="T1">date +%F =&gt;full date format will be shown with hi-fens only</text:span></text:p>
      <text:p text:style-name="P1"><text:span text:style-name="T1">date +%T =&gt;time will be shown only</text:span></text:p>
      <text:p text:style-name="P1"><text:span text:style-name="T1"/></text:p>
      <text:p text:style-name="P1"><text:span text:style-name="T1">1.2.</text:span></text:p>
      <text:p text:style-name="P1"><text:span text:style-name="T1">cal =&gt; show calendar</text:span></text:p>
      <text:p text:style-name="P1"><text:span text:style-name="T1">cal jan 2020</text:span></text:p>
      <text:p text:style-name="P1"><text:span text:style-name="T1"/></text:p>
      <text:p text:style-name="P1"><text:span text:style-name="T1">1.3.</text:span></text:p>
      <text:p text:style-name="P1"><text:span text:style-name="T1">bc =&gt; is basic calculator in linux. after typing this command one can do basic</text:span></text:p>
      <text:p text:style-name="P1"><text:span text:style-name="T1"><text:s/>calculator operations</text:span></text:p>
      <text:p text:style-name="P1"><text:span text:style-name="T1"/></text:p>
      <text:p text:style-name="P1"><text:span text:style-name="T1">1.4.</text:span></text:p>
      <text:p text:style-name="P1"><text:span text:style-name="T1">echo =&gt; echo command in linux is used to display line of text/string that are passed as an</text:span></text:p>
      <text:p text:style-name="P1"><text:span text:style-name="T1"><text:s/>argument .</text:span></text:p>
      <text:p text:style-name="P1"><text:span text:style-name="T1">1. \b<text:s text:c="2"/>: it removes all the spaces in between the text</text:span></text:p>
      <text:p text:style-name="P1"><text:span text:style-name="T1">2. \c : suppress trailing new line with backspace interpreter</text:span></text:p>
      <text:p text:style-name="P1"><text:span text:style-name="T1">3. \n : this option creates new line from where it is used.</text:span></text:p>
      <text:p text:style-name="P1"><text:span text:style-name="T1">4. \t : this option is used to create horizontal tab spaces.</text:span></text:p>
      <text:p text:style-name="P1"><text:span text:style-name="T1">5. \r : carriage return with backspace interpreter ‘-e‘ to have specified carriage return in output.</text:span></text:p>
      <text:p text:style-name="P1"><text:span text:style-name="T1">6. \v : this option is used to create vertical tab spaces.</text:span></text:p>
      <text:p text:style-name="P1"><text:span text:style-name="T1">7. \a : alert return with backspace interpreter ‘-e‘ to have sound alert.</text:span></text:p>
      <text:p text:style-name="P1"><text:span text:style-name="T1">8. echo * : this command will print all files/folders, similar to ls command .</text:span></text:p>
      <text:p text:style-name="P1"><text:span text:style-name="T1">9. -n : this option is used to omit echoing trailing newline .</text:span></text:p>
      <text:p text:style-name="P1"><text:span text:style-name="T1"/></text:p>
      <text:p text:style-name="P1"><text:span text:style-name="T1">1.5.</text:span></text:p>
      <text:p text:style-name="P1"><text:span text:style-name="T1">who =&gt;<text:s text:c="2"/>The who command is used to get information about currently logged in user on to system</text:span></text:p>
      <text:p text:style-name="P1"><text:span text:style-name="T1"/></text:p>
      <text:p text:style-name="P1"><text:span text:style-name="T1">1.6. whoami =&gt;<text:s text:c="2"/>To display system’s username</text:span></text:p>
      <text:p text:style-name="P1"><text:span text:style-name="T1"/></text:p>
      <text:p text:style-name="P1"><text:span text:style-name="T1">1.7. logname =&gt; print user´s login name,Print the name of the current user</text:span></text:p>
      <text:p text:style-name="P1"><text:span text:style-name="T1"/></text:p>
      <text:p text:style-name="P1"><text:span text:style-name="T1">1.8. uname =&gt; uname is a command-line utility that prints basic information about the </text:span></text:p>
      <text:p text:style-name="P1"><text:span text:style-name="T1">operating system name and system hardware</text:span></text:p>
      <text:p text:style-name="P1"><text:span text:style-name="T1"/></text:p>
      <text:p text:style-name="P1"><text:span text:style-name="T1">-s, (--kernel-name) - Prints the kernel name.</text:span></text:p>
      <text:p text:style-name="P1"><text:span text:style-name="T1">-n, (--nodename) - Prints the system’s node name (hostname). This is the name the system uses when communicating over the network. When used with the -n option, uname produces the same output as the hostname command.</text:span></text:p>
      <text:p text:style-name="P1"><text:span text:style-name="T1">-r, (--kernel-release) - Prints the kernel release.</text:span></text:p>
      <text:p text:style-name="P1"><text:span text:style-name="T1">-v, (--kernel-version) - Prints the kernel version.</text:span></text:p>
      <text:p text:style-name="P1"><text:span text:style-name="T1">-m, (--machine) - Prints the name of the machine’s hardware name.</text:span></text:p>
      <text:p text:style-name="P1"><text:span text:style-name="T1">-p, (--processor) - Prints the architecture of the processor.</text:span></text:p>
      <text:p text:style-name="P1"><text:span text:style-name="T1">-i, (--hardware-platform) - Prints the hardware platform.</text:span></text:p>
      <text:p text:style-name="P1"><text:span text:style-name="T1">-o, (--operating-system) - Print the name of the operating system. On Linux systems that is “GNU/Linux”</text:span></text:p>
      <text:p text:style-name="P1"><text:span text:style-name="T1">-a, (--all) - When the -a option is used, uname behaves the same as if the -snrvmo options have been given.</text:span></text:p>
      <text:p text:style-name="P1"><text:span text:style-name="T1"/></text:p>
      <text:p text:style-name="P1"><text:span text:style-name="T1">1.9. seq =&gt; seq command in Linux is used to generate numbers from FIRST to LAST in steps of INCREMENT. It is a very useful command where we had to generate list of numbers in while, for, until loop.</text:span></text:p>
      <text:p text:style-name="P1"><text:span text:style-name="T1"/></text:p>
      <text:p text:style-name="P1"><text:span text:style-name="T1">1. seq LAST : When only one argument is given then it produces numbers from 1 to LAST in step increment of 1. If the LAST is less than 1, then is produces no output.</text:span></text:p>
      <text:p text:style-name="P1"><text:span text:style-name="T1">2. seq FIRST LAST : When two arguments are given then it produces numbers from FIRST till LAST is step increment of 1. If LAST is less than FIRST, then it produces no output</text:span></text:p>
      <text:p text:style-name="P1"><text:span text:style-name="T1">3. seq FIRST INCREMENT LAST : When three arguments are given then it produces numbers from FIRST till LAST in step of INCREMENT. If LAST is less than FIRST, then it produces no output.</text:span></text:p>
      <text:p text:style-name="P1"><text:span text:style-name="T1">4. seq -f “FORMAT” FIRST INCREMENT LAST : This command is used to generate sequence in a formatted manner. FIRST and INCREMENT are optional.</text:span></text:p>
      <text:p text:style-name="P1"><text:span text:style-name="T1">5. seq -s “STRING” FIRST INCREMENT LAST : This command is uses to STRING to separate numbers. By default this value is equal to "\n". FIRST and INCREMENT are optional.</text:span></text:p>
      <text:p text:style-name="P1"><text:span text:style-name="T1">6. seq -w FIRST INCREMENT LAST : This command is used to equalise width by padding with leading zeroes. FIRST and INCREMENT are optional.</text:span></text:p>
      <text:p text:style-name="P1"><text:span text:style-name="T1"/></text:p>
      <text:p text:style-name="P1"><text:span text:style-name="T1">1. 10. clear =&gt; clear screen.</text:span></text:p>
      <text:p text:style-name="P1"><text:span text:style-name="T1">--------------------------------------------------------------------------------------------------------------------------------------</text:span></text:p>
      <text:p text:style-name="P1"><text:span text:style-name="T1">Q2.<text:tab/>A) Create three directory a b and c and create a.txt,b.txt and c.txt</text:span></text:p>
      <text:p text:style-name="P1"><text:span text:style-name="T1"><text:tab/><text:tab/>in each directory respectively and then copy c directory into the a.</text:span></text:p>
      <text:p text:style-name="P2"><text:span text:style-name="T1">mkdir a b c</text:span></text:p>
      <text:p text:style-name="P2"><text:span text:style-name="T1">cd a</text:span></text:p>
      <text:p text:style-name="P2"><text:span text:style-name="T1">touch a.txt</text:span></text:p>
      <text:p text:style-name="P2"><text:span text:style-name="T1">cd ..</text:span></text:p>
      <text:p text:style-name="P2"><text:span text:style-name="T1">cd b</text:span></text:p>
      <text:p text:style-name="P2"><text:span text:style-name="T1">touch b.txt</text:span></text:p>
      <text:p text:style-name="P2"><text:span text:style-name="T1">cd ..</text:span></text:p>
      <text:p text:style-name="P2"><text:span text:style-name="T1">cd c</text:span></text:p>
      <text:p text:style-name="P2"><text:span text:style-name="T1">touch c.txt</text:span></text:p>
      <text:p text:style-name="P2"><text:span text:style-name="T1">cd ..</text:span></text:p>
      <text:p text:style-name="P2"><text:span text:style-name="T1">cp -r c a</text:span></text:p>
      <text:p text:style-name="P2"><text:span text:style-name="T2"/></text:p>
      <text:p text:style-name="P3"><text:span text:style-name="T2"/></text:p>
      <text:p text:style-name="P4"><text:span text:style-name="T3">B)Move Directory b to c.</text:span></text:p>
      <text:p text:style-name="P5"><text:span text:style-name="T3"><text:tab/><text:tab/></text:span><text:span text:style-name="T4">mv b c</text:span></text:p>
      <text:p text:style-name="P6"><text:span text:style-name="T5">C)Create alias of ls -lh command to your name.</text:span></text:p>
      <text:p text:style-name="P6"><text:span text:style-name="T5"><text:tab/></text:span><text:span text:style-name="T6">alias sushant = "ls -lh"</text:span></text:p>
      <text:p text:style-name="P7"><text:span text:style-name="T7"><text:tab/>D)Change Directory name a to cdac.</text:span></text:p>
      <text:p text:style-name="P7"><text:span text:style-name="T7"><text:tab/><text:tab/></text:span><text:span text:style-name="T8">mv c cdac</text:span></text:p>
      <text:p text:style-name="P7"><text:span text:style-name="T8">``````````````````````````````````````````````````````````````````````````````````</text:span></text:p>
      <text:p text:style-name="P7"><text:span text:style-name="T9">Q3. A) Create five files file1.txt , file2.txt ,file3.txt file4.txt and</text:span></text:p>
      <text:p text:style-name="P7"><text:span text:style-name="T9"><text:s text:c="4"/>file5.txt with some text inside it. Search for 's' character</text:span></text:p>
      <text:p text:style-name="P7"><text:span text:style-name="T9"><text:s text:c="4"/>inside all the files using grep command.</text:span></text:p>
      <text:p text:style-name="P7"><text:span text:style-name="T9"><text:s text:c="4"/>Also Use cat to view all file content together.</text:span></text:p>
      <text:p text:style-name="P8"><text:span text:style-name="T10">cat file1.txt</text:span></text:p>
      <text:p text:style-name="P9"><text:span text:style-name="T10">hello everyone,welcome to CDAC</text:span></text:p>
      <text:p text:style-name="P10"><text:span text:style-name="T11"/></text:p>
      <text:p text:style-name="P11"><text:span text:style-name="T12">cat &gt;file2.txt</text:span></text:p>
      <text:p text:style-name="P12"><text:span text:style-name="T12">I am doing shell scriting</text:span></text:p>
      <text:p text:style-name="P13"><text:span text:style-name="T13"/></text:p>
      <text:p text:style-name="P13"><text:span text:style-name="T13"/></text:p>
      <text:p text:style-name="P14"><text:span text:style-name="T14">cat &gt;file3.txt</text:span></text:p>
      <text:p text:style-name="P15"><text:span text:style-name="T14">I am learning OS</text:span></text:p>
      <text:p text:style-name="P15"><text:span text:style-name="T14">cat &gt;file4.txt</text:span></text:p>
      <text:p text:style-name="P16"><text:span text:style-name="T14">I am learning in online mode</text:span></text:p>
      <text:p text:style-name="P17"><text:span text:style-name="T15"/></text:p>
      <text:p text:style-name="P17"><text:span text:style-name="T15"/></text:p>
      <text:p text:style-name="P18"><text:span text:style-name="T16">cat &gt;file5.txt</text:span></text:p>
      <text:p text:style-name="P19"><text:span text:style-name="T16">I am using Ubantu for OS</text:span></text:p>
      <text:p text:style-name="P19"><text:span text:style-name="T17"/></text:p>
      <text:p text:style-name="P19"><text:span text:style-name="T18">grep s *</text:span></text:p>
      <text:p text:style-name="P20"><text:span text:style-name="T19">cat ./*</text:span></text:p>
      <text:p text:style-name="P21"><text:span text:style-name="T20"><text:tab/>B)Create file.txt using cat and edit that using nano editor.</text:span></text:p>
      <text:p text:style-name="P21"><text:span text:style-name="T20"><text:tab/><text:tab/></text:span><text:span text:style-name="T21">touch file.txt</text:span></text:p>
      <text:p text:style-name="P21"><text:span text:style-name="T21"><text:tab/><text:tab/></text:span></text:p>
      <text:p text:style-name="P21"><text:span text:style-name="T22"><text:tab/>c)Create 5 empty files using touch command </text:span></text:p>
      <text:p text:style-name="P21"><text:span text:style-name="T22"><text:tab/><text:tab/></text:span><text:span text:style-name="T23">touch<text:s text:c="2"/>file1.txt file2.txt file2.txt file4.txt file5.txt</text:span></text:p>
      <text:p text:style-name="P21"><text:span text:style-name="T24"><text:tab/>D)Remove previously created directory a , b and c.</text:span></text:p>
      <text:p text:style-name="P21"><text:span text:style-name="T24"><text:tab/><text:tab/></text:span><text:span text:style-name="T25">rm -r a b c</text:span></text:p>
      <text:p text:style-name="P21"><text:span text:style-name="T26">Q4. Create a file with some content using vi editor</text:span></text:p>
      <text:list text:style-name="L22">
        <text:list-item>
          <text:p text:style-name="P22"><text:span text:style-name="T26">Display the file using cat command</text:span></text:p>
        </text:list-item>
      </text:list>
      <text:p text:style-name="P23"><text:span text:style-name="T27">cat file1.txt</text:span></text:p>
      <text:list text:style-name="L24">
        <text:list-item>
          <text:p text:style-name="P24"><text:span text:style-name="T28">Display line numbers along with content</text:span></text:p>
        </text:list-item>
      </text:list>
      <text:p text:style-name="P25"><text:span text:style-name="T29">cat -n<text:s text:c="2"/>file1.txt</text:span></text:p>
      <text:list text:style-name="L26">
        <text:list-item>
          <text:p text:style-name="P26"><text:span text:style-name="T30">Display the file in reverse order using tac</text:span></text:p>
        </text:list-item>
      </text:list>
      <text:p text:style-name="P27"><text:span text:style-name="T31"/></text:p>
      <text:p text:style-name="P27"><text:span text:style-name="T32">tac file1.txt</text:span></text:p>
      <text:p text:style-name="P28"><text:span text:style-name="T33"><text:s text:c="9"/>d) Combine multiple files using cat command</text:span></text:p>
      <text:p text:style-name="P29"><text:span text:style-name="T34">cat ./*</text:span></text:p>
      <text:p text:style-name="P30"><text:span text:style-name="T35"><text:tab/></text:span></text:p>
      <text:p text:style-name="P30"><text:span text:style-name="T35">Q5. Create Random some files and sub directories.</text:span></text:p>
      <text:list text:style-name="L31">
        <text:list-item>
          <text:p text:style-name="P31"><text:span text:style-name="T35">display files row wise, column wise, 1 per row</text:span></text:p>
        </text:list-item>
      </text:list>
      <text:p text:style-name="P32"><text:span text:style-name="T36">column wise : paste f1.txt f2.txt f3.txt f4.txt f5.txt | pr -t -e24(display content in column mode)</text:span></text:p>
      <text:p text:style-name="P32"><text:span text:style-name="T36">column wise<text:s text:c="2"/>: ls</text:span></text:p>
      <text:p text:style-name="P32"><text:span text:style-name="T36">row wise<text:s text:c="9"/>: ls-lh</text:span></text:p>
      <text:p text:style-name="P32"><text:span text:style-name="T36">1 per row<text:s text:c="8"/>:</text:span><text:span text:style-name="T37"><text:s/></text:span><text:span text:style-name="T38">ls -1 -- *.txt</text:span></text:p>
      <text:list text:style-name="L33">
        <text:list-item>
          <text:p text:style-name="P33"><text:span text:style-name="T39">sort the files in ascending, descending order</text:span></text:p>
        </text:list-item>
      </text:list>
      <text:p text:style-name="P34"><text:span text:style-name="T40">ascending<text:s text:c="2"/>: ls </text:span></text:p>
      <text:p text:style-name="P34"><text:span text:style-name="T40">descending: ls -r</text:span></text:p>
      <text:list text:style-name="L35">
        <text:list-item>
          <text:p text:style-name="P35"><text:span text:style-name="T41">Create some hidden files and sub directories and display them using “ls -a”</text:span></text:p>
        </text:list-item>
      </text:list>
      <text:p text:style-name="P36"><text:span text:style-name="T42">touch .file1.txt</text:span></text:p>
      <text:p text:style-name="P36"><text:span text:style-name="T42">ls -a</text:span></text:p>
      <text:list text:style-name="L37">
        <text:list-item>
          <text:p text:style-name="P37"><text:span text:style-name="T43">Change time stamp of some files and directories using touch command and display the files using ls -t ls -rt</text:span></text:p>
        </text:list-item>
      </text:list>
      <text:p text:style-name="P38"><text:span text:style-name="T44">touch -t 06011105 file1.txt</text:span></text:p>
      <text:p text:style-name="P38"><text:span text:style-name="T44">ls -t : file names in ascending order</text:span></text:p>
      <text:p text:style-name="P38"><text:span text:style-name="T44">ls -rt : file names in descending order</text:span></text:p>
      <text:list text:style-name="L39">
        <text:list-item>
          <text:p text:style-name="P39"><text:span text:style-name="T45">Recursive display contents of your home directory.</text:span></text:p>
        </text:list-item>
      </text:list>
      <text:p text:style-name="P40"><text:span text:style-name="T46">ls -R</text:span></text:p>
      <text:list text:style-name="L41">
        <text:list-item>
          <text:p text:style-name="P41"><text:span text:style-name="T47">display all attributes of files and directories using ls -l</text:span></text:p>
        </text:list-item>
      </text:list>
      <text:p text:style-name="P42"><text:span text:style-name="T47">g) display attributes of a directory using ls -ld</text:span></text:p>
      <text:p text:style-name="P43"><text:span text:style-name="T48"/></text:p>
      <text:p text:style-name="P43"><text:span text:style-name="T49">==================================================================================</text:span></text:p>
      <text:p text:style-name="P43"><text:span text:style-name="T49">Q1. Create directory of your name and then create 4 files inside it named</text:span></text:p>
      <text:p text:style-name="P43"><text:span text:style-name="T49"><text:tab/>a.txt, b.txt, c.txt and d.sh. And change the directory permission to</text:span></text:p>
      <text:p text:style-name="P43"><text:span text:style-name="T49"><text:tab/>only user and also files permission to only user such that</text:span></text:p>
      <text:p text:style-name="P44"><text:span text:style-name="T49"><text:tab/>mkdir demo1</text:span></text:p>
      <text:p text:style-name="P44"><text:span text:style-name="T49">touch a.txt b.txt c.txt d.sh</text:span></text:p>
      <text:p text:style-name="P44"><text:span text:style-name="T49">chmod 700 demo1</text:span></text:p>
      <text:p text:style-name="P45"><text:span text:style-name="T49"><text:tab/></text:span></text:p>
      <text:p text:style-name="P46"><text:span text:style-name="T49">a)user can read and write the file a.txt and b.txt</text:span></text:p>
      <text:p text:style-name="P47"><text:span text:style-name="T49"><text:tab/></text:span><text:span text:style-name="T50">chmod 600 a.txt b.txt</text:span></text:p>
      <text:p text:style-name="P47"><text:span text:style-name="T51">b)user can write the file c.txt</text:span></text:p>
      <text:p text:style-name="P47"><text:span text:style-name="T51"><text:tab/></text:span><text:span text:style-name="T52">chmod 200 c.txt</text:span></text:p>
      <text:p text:style-name="P47"><text:span text:style-name="T53">c)user can exectuable the file d.sh. Make</text:span></text:p>
      <text:p text:style-name="P47"><text:span text:style-name="T53"><text:tab/></text:span><text:span text:style-name="T54">chmod 100 d.sh</text:span></text:p>
      <text:p text:style-name="P47"><text:span text:style-name="T55"><text:tab/>Contents of file d.sh:</text:span></text:p>
      <text:p text:style-name="P47"><text:span text:style-name="T55"><text:tab/><text:tab/><text:tab/>#/bin/sh</text:span></text:p>
      <text:p text:style-name="P47"><text:span text:style-name="T55"><text:tab/><text:tab/><text:tab/>ls -lh</text:span></text:p>
      <text:p text:style-name="P47"><text:span text:style-name="T55">Q2. Change the permission of the previous directory to executable only.</text:span></text:p>
      <text:p text:style-name="P47"><text:span text:style-name="T55"><text:tab/>Analyze the output.</text:span></text:p>
      <text:p text:style-name="P47"><text:span text:style-name="T55"><text:tab/></text:span><text:span text:style-name="T56">d--x------</text:span></text:p>
      <text:p text:style-name="P47"><text:span text:style-name="T57">Q3. Change the permission of the previous directory to read only.</text:span></text:p>
      <text:p text:style-name="P47"><text:span text:style-name="T57"><text:tab/>Analyze the output.</text:span></text:p>
      <text:p text:style-name="P47"><text:span text:style-name="T57"><text:tab/></text:span><text:span text:style-name="T58">dr--------</text:span></text:p>
      <text:p text:style-name="P47"><text:span text:style-name="T59">Q4. Use echo to list the all files of your home directory.</text:span></text:p>
      <text:p text:style-name="P47"><text:span text:style-name="T59"><text:tab/></text:span><text:span text:style-name="T60">echo *</text:span></text:p>
      <text:p text:style-name="P47"><text:span text:style-name="T61">Q5. Use echo to list the all files of /etc/ directory</text:span></text:p>
      <text:p text:style-name="P47"><text:span text:style-name="T61"><text:tab/></text:span><text:span text:style-name="T62">echo *</text:span></text:p>
      <text:p text:style-name="P47"><text:span text:style-name="T63">Q6. Use echo to list the all files of /etc/ directory with extension name .conf</text:span></text:p>
      <text:p text:style-name="P48"><text:span text:style-name="T63"><text:tab/></text:span><text:span text:style-name="T64">echo *.conf</text:span></text:p>
      <text:p text:style-name="P49"><text:span text:style-name="T65"/></text:p>
      <text:p text:style-name="P49"><text:span text:style-name="T66">Q7. Use echo to append your name to a.txt</text:span></text:p>
      <text:p text:style-name="P49"><text:span text:style-name="T66"><text:tab/></text:span><text:span text:style-name="T67">echo 'sushant buttepwad' &gt;&gt;a.txt</text:span></text:p>
      <text:p text:style-name="P49"><text:span text:style-name="T68"/></text:p>
      <text:p text:style-name="P49"><text:span text:style-name="T69">==================================================================================</text:span></text:p>
      <text:p text:style-name="P49"><text:span text:style-name="T70"/></text:p>
      <text:p text:style-name="P49"><text:span text:style-name="T71">Note:Many operation might not work.Analyze them</text:span></text:p>
      <text:list text:style-name="L50">
        <text:list-item>
          <text:p text:style-name="P50"><text:span text:style-name="T71">Create Three level nested directory a,b and c</text:span></text:p>
        </text:list-item>
      </text:list>
      <text:p text:style-name="P51"><text:span text:style-name="T72">mkdir a</text:span></text:p>
      <text:p text:style-name="P51"><text:span text:style-name="T72">cd a</text:span></text:p>
      <text:p text:style-name="P51"><text:span text:style-name="T72">mkdir b</text:span></text:p>
      <text:p text:style-name="P51"><text:span text:style-name="T72">cd b</text:span></text:p>
      <text:p text:style-name="P51"><text:span text:style-name="T72">mkdir c</text:span></text:p>
      <text:p text:style-name="P52"><text:span text:style-name="T73">a)Create at least one hidden file in each directory</text:span></text:p>
      <text:p text:style-name="P53"><text:span text:style-name="T73"><text:tab/>touch .a.txt</text:span></text:p>
      <text:p text:style-name="P53"><text:span text:style-name="T73"><text:tab/>touch .b.txt</text:span></text:p>
      <text:p text:style-name="P53"><text:span text:style-name="T73"><text:tab/>touch .c.txt</text:span></text:p>
      <text:p text:style-name="P54"><text:span text:style-name="T74"/></text:p>
      <text:p text:style-name="P54"><text:span text:style-name="T75">b)Create at least one normal text file in each directory</text:span></text:p>
      <text:p text:style-name="P55"><text:span text:style-name="T75"><text:tab/>touch a.txt</text:span></text:p>
      <text:p text:style-name="P55"><text:span text:style-name="T75"><text:tab/>touch b.txt</text:span></text:p>
      <text:p text:style-name="P55"><text:span text:style-name="T75"><text:s text:c="16"/>touch c.txt</text:span></text:p>
      <text:p text:style-name="P56"><text:span text:style-name="T76"/></text:p>
      <text:p text:style-name="P56"><text:span text:style-name="T77">c)Copy c into a</text:span></text:p>
      <text:p text:style-name="P56"><text:span text:style-name="T77"><text:tab/>cp c.txt a</text:span></text:p>
      <text:p text:style-name="P56"><text:span text:style-name="T77">d)Copy file inside a into b</text:span></text:p>
      <text:p text:style-name="P56"><text:span text:style-name="T77"><text:tab/></text:span><text:span text:style-name="T78">cp a.txt b</text:span></text:p>
      <text:p text:style-name="P56"><text:span text:style-name="T79">2.<text:tab/>Change the third level directory c permission to read only</text:span></text:p>
      <text:p text:style-name="P56"><text:span text:style-name="T79"><text:tab/></text:span><text:span text:style-name="T80">chmod 400 c </text:span></text:p>
      <text:p text:style-name="P56"><text:span text:style-name="T81">3.<text:tab/>Try copying third level c directory to outside of a</text:span></text:p>
      <text:p text:style-name="P56"><text:span text:style-name="T81"><text:tab/></text:span></text:p>
      <text:p text:style-name="P57"><text:span text:style-name="T82"/></text:p>
      <text:p text:style-name="P57"><text:span text:style-name="T83">4.<text:tab/>Create the directory<text:s text:c="2"/>“data“ inside b</text:span></text:p>
      <text:p text:style-name="P57"><text:span text:style-name="T84"/></text:p>
      <text:p text:style-name="P57"><text:span text:style-name="T85"><text:tab/></text:span><text:span text:style-name="T86">cd b</text:span></text:p>
      <text:p text:style-name="P57"><text:span text:style-name="T86"><text:tab/>mkdir data</text:span></text:p>
      <text:p text:style-name="P58"><text:span text:style-name="T87">5.<text:tab/>Change the permission of b to read and write only</text:span></text:p>
      <text:p text:style-name="P58"><text:span text:style-name="T87"><text:tab/></text:span><text:span text:style-name="T88">chmod 600 b</text:span></text:p>
      <text:p text:style-name="P58"><text:span text:style-name="T89">6.<text:tab/>Create directory “data2”<text:s text:c="2"/>inside b</text:span></text:p>
      <text:p text:style-name="P59"><text:span text:style-name="T90"><text:tab/>cd b</text:span></text:p>
      <text:p text:style-name="P59"><text:span text:style-name="T90"><text:tab/>mkdir data2</text:span></text:p>
      <text:p text:style-name="P60"><text:span text:style-name="T91"/></text:p>
      <text:p text:style-name="P60"><text:span text:style-name="T92">7.<text:tab/>Create data.txt file inside b</text:span></text:p>
      <text:p text:style-name="P60"><text:span text:style-name="T92"><text:tab/></text:span><text:span text:style-name="T93">touch data.txt</text:span></text:p>
      <text:p text:style-name="P60"><text:span text:style-name="T94">8.<text:tab/>Rename the second level directory c to copied_dir</text:span></text:p>
      <text:p text:style-name="P60"><text:span text:style-name="T94"><text:tab/></text:span><text:span text:style-name="T95"><text:s/>mv c copied_dir</text:span></text:p>
      <text:p text:style-name="P60"><text:span text:style-name="T96">9.<text:tab/>Change permission of copied_dir to only executable</text:span></text:p>
      <text:p text:style-name="P60"><text:span text:style-name="T96"><text:tab/></text:span><text:span text:style-name="T97"><text:s/>chmod 100 copied_dir</text:span></text:p>
      <text:p text:style-name="P60"><text:span text:style-name="T98">10.<text:tab/>Try ls on copied_dir</text:span></text:p>
      <text:p text:style-name="P60"><text:span text:style-name="T98">11.<text:tab/>Try moving copied_dir to outside of a</text:span></text:p>
      <text:p text:style-name="P60"><text:span text:style-name="T99"/></text:p>
      <text:p text:style-name="P60"><text:span text:style-name="T100">12.<text:tab/>Try moving data directory outside of a</text:span></text:p>
      <text:p text:style-name="P60"><text:span text:style-name="T100">13.<text:tab/>Now change the owner of the directory a to root</text:span></text:p>
      <text:p text:style-name="P61"><text:span text:style-name="T101"><text:tab/></text:span><text:span text:style-name="T102">sudo chown root a</text:span></text:p>
      <text:p text:style-name="P62"><text:span text:style-name="T103"/></text:p>
      <text:p text:style-name="P62"><text:span text:style-name="T104">14.<text:tab/>Change permission of a to read write and executable to only user</text:span></text:p>
      <text:p text:style-name="P62"><text:span text:style-name="T104"><text:s text:c="4"/><text:tab/></text:span><text:span text:style-name="T105">chmod 700 a</text:span></text:p>
      <text:p text:style-name="P62"><text:span text:style-name="T106">15.<text:tab/>Try creating directory sample inside a</text:span></text:p>
      <text:p text:style-name="P63"><text:span text:style-name="T106"><text:tab/></text:span><text:span text:style-name="T107">cd a</text:span></text:p>
      <text:p text:style-name="P63"><text:span text:style-name="T107"><text:tab/>mkdir sample</text:span></text:p>
      <text:p text:style-name="P63"><text:span text:style-name="T108"/></text:p>
      <text:p text:style-name="P64"><text:span text:style-name="T109">16.<text:tab/>Create directory x outside a</text:span></text:p>
      <text:p text:style-name="P64"><text:span text:style-name="T109"><text:tab/></text:span><text:span text:style-name="T110">mkdir x</text:span></text:p>
      <text:p text:style-name="P64"><text:span text:style-name="T111">17.<text:tab/>Try moving x inside a</text:span></text:p>
      <text:p text:style-name="P64"><text:span text:style-name="T111"><text:tab/></text:span><text:span text:style-name="T112">mv x a</text:span></text:p>
      <text:p text:style-name="P64"><text:span text:style-name="T113">18.<text:tab/>Create directory movies</text:span></text:p>
      <text:p text:style-name="P64"><text:span text:style-name="T113"><text:tab/></text:span><text:span text:style-name="T114">mkdir movies</text:span></text:p>
      <text:p text:style-name="P64"><text:span text:style-name="T115">19.<text:tab/>Change group of movies to sudo</text:span></text:p>
      <text:p text:style-name="P64"><text:span text:style-name="T116"/></text:p>
      <text:p text:style-name="P64"><text:span text:style-name="T117">20.<text:tab/>Change group of movies to avahi</text:span></text:p>
      <text:p text:style-name="P64"><text:span text:style-name="T117">21.<text:tab/>Try changing permission after changing ownership to root</text:span></text:p>
      <text:p text:style-name="P64"><text:span text:style-name="T118"/></text:p>
      <text:p text:style-name="P64"><text:span text:style-name="T119">22.<text:tab/>Try Changing permission after changing group to sudo without sudo</text:span></text:p>
      <text:p text:style-name="P64"><text:span text:style-name="T119">23.<text:tab/>Try Changing owner and group both to root</text:span></text:p>
      <text:p text:style-name="P64"><text:span text:style-name="T119">24.<text:tab/>Try changinging permission</text:span></text:p>
      <text:p text:style-name="P65"><text:span text:style-name="T119">25.<text:tab/>Try deleting the file</text:span></text:p>
      <text:p text:style-name="P65"><text:span text:style-name="T119"><text:tab/></text:span><text:span text:style-name="T120">rm data.txt</text:span></text:p>
      <text:p text:style-name="P66"><text:span text:style-name="T121"/></text:p>
      <text:p text:style-name="P66"><text:span text:style-name="T122"><text:tab/></text:span></text:p>
      <text:p text:style-name="P66"><text:span text:style-name="T122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